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1400007C9B0001BD7F1F81A91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yLine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itle">
      <style:paragraph-properties fo:text-align="end" style:justify-single-word="false"/>
      <style:text-properties fo:font-size="32pt" style:font-size-asian="32pt" style:font-size-complex="32pt"/>
    </style:style>
    <style:style style:name="P3" style:family="paragraph" style:parent-style-name="Title">
      <style:paragraph-properties fo:margin-top="0cm" fo:margin-bottom="0.706cm" fo:text-align="end" style:justify-single-word="false"/>
      <style:text-properties fo:font-size="32pt" style:font-size-asian="32pt" style:font-size-complex="32pt"/>
    </style:style>
    <style:style style:name="P4" style:family="paragraph" style:parent-style-name="Subtitle">
      <style:paragraph-properties fo:text-align="end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Casos de Usos</text:p>
      <text:p text:style-name="P3"/>
      <text:p text:style-name="P3">Para</text:p>
      <text:p text:style-name="P2"/>
      <text:p text:style-name="P2">Control <text:s/>Pos-cosecha</text:p>
      <text:p text:style-name="P4"/>
      <text:p text:style-name="P1">Versión 1.0 Beta</text:p>
      <text:p text:style-name="P1"/>
      <text:p text:style-name="P1">Preparado por Maikol P.A – Rony O</text:p>
      <text:p text:style-name="P1"/>
      <text:p text:style-name="P1">M&amp;R</text:p>
      <text:p text:style-name="P1"/>
      <text:p text:style-name="P1">05/05/2014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draw:frame draw:style-name="fr1" draw:name="gráficos1" text:anchor-type="paragraph" svg:x="-0.104cm" svg:y="0.145cm" svg:width="17.074cm" svg:height="25.751cm" draw:z-index="0"><draw:image xlink:href="Pictures/2000011400007C9B0001BD7F1F81A91B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cm" fo:margin-bottom="0.423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text-properties fo:font-size="14pt" style:font-size-asian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ol P A</meta:initial-creator>
    <meta:creation-date>2014-05-05T00:54:00.71</meta:creation-date>
    <meta:document-statistic meta:table-count="0" meta:image-count="1" meta:object-count="0" meta:page-count="2" meta:paragraph-count="7" meta:word-count="20" meta:character-count="109"/>
    <dc:date>2014-05-05T01:07:02.86</dc:date>
    <dc:creator>Maikol P A</dc:creator>
    <meta:editing-duration>PT13M8S</meta:editing-duration>
    <meta:editing-cycles>1</meta:editing-cycles>
    <meta:generator>OpenOffice/4.0.0$Win32 OpenOffice.org_project/400m3$Build-9702</meta:generator>
  </office:meta>
</office:document-meta>
</file>